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81cm" draw:marker-end-width="0.178cm" draw:fill="none" draw:textarea-horizontal-align="justify" draw:textarea-vertical-align="top" draw:auto-grow-height="false" fo:padding-top="0.162cm" fo:padding-bottom="0.162cm" fo:padding-left="0.287cm" fo:padding-right="0.28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7.162cm"/>
    </style:style>
    <style:style style:name="gr3" style:family="graphic" style:parent-style-name="standard">
      <style:graphic-properties svg:stroke-width="0.025cm" svg:stroke-color="#000000" draw:marker-start-width="0.24cm" draw:marker-end-width="0.037cm" draw:fill="none" draw:textarea-horizontal-align="left" draw:textarea-vertical-align="top" draw:auto-grow-height="false" fo:padding-top="0.137cm" fo:padding-bottom="0.137cm" fo:padding-left="0.262cm" fo:padding-right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1.4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1.855cm"/>
    </style:style>
    <style:style style:name="gr7" style:family="graphic" style:parent-style-name="standard">
      <style:graphic-properties svg:stroke-width="0.025cm" svg:stroke-color="#000000" draw:marker-start-width="0.229cm" draw:marker-end-width="0.026cm" draw:fill="none" draw:textarea-horizontal-align="justify" draw:textarea-vertical-align="top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5.0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3.754cm"/>
    </style:style>
    <style:style style:name="gr10" style:family="graphic" style:parent-style-name="objectwithoutfill">
      <style:graphic-properties draw:stroke="dash" draw:stroke-dash="Fine_20_Dashed_20__28_var_29_" svg:stroke-width="0.051cm" draw:marker-start-width="0.355cm" draw:marker-end-width="0.355cm" draw:fill="none" draw:textarea-horizontal-align="left" draw:textarea-vertical-align="top" fo:padding-top="0.15cm" fo:padding-bottom="0.15cm" fo:padding-left="0.275cm" fo:padding-right="0.275cm"/>
    </style:style>
    <style:style style:name="gr11" style:family="graphic" style:parent-style-name="standard">
      <style:graphic-properties svg:stroke-width="0.025cm" svg:stroke-color="#000000" draw:marker-start-width="0.24cm" draw:marker-end-width="0.0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width="0.025cm" svg:stroke-color="#000000" draw:marker-start-width="0.24cm" draw:marker-end-width="0.037cm" draw:fill="none" draw:textarea-horizontal-align="justify" draw:textarea-vertical-align="top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3pt" style:font-size-complex="13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text-underline-style="none" style:font-size-asian="11pt" style:font-size-complex="11pt"/>
    </style:style>
    <style:style style:name="T3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size="12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28cm" svg:height="9.525cm" svg:x="3.305cm" svg:y="7.877cm">
          <text:p text:style-name="P1"><text:span text:style-name="T1">230</text:span><text:span text:style-name="T2"> </text:span></text:p>
          <text:p text:style-name="P1"><text:span text:style-name="T2">COMPUTER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176cm" svg:height="4.064cm" svg:x="13.592cm" svg:y="12.976cm">
          <text:p text:style-name="P1"><text:span text:style-name="T1">250</text:span><text:span text:style-name="T2"> ELECTROMAGNE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4.125cm" svg:height="0.89cm" svg:x="8.103cm" svg:y="18.671cm">
          <draw:text-box>
            <text:p><text:span text:style-name="T3">Figure 3 – Second Embodiment Haptic Feedback System</text:span></text:p>
          </draw:text-box>
        </draw:frame>
        <draw:custom-shape draw:style-name="gr3" draw:text-style-name="P1" draw:layer="layout" svg:width="5.461cm" svg:height="7.493cm" svg:x="4.321cm" svg:y="9.274cm">
          <draw:glue-point draw:id="4" svg:x="4.924cm" svg:y="-2.145cm"/>
          <draw:glue-point draw:id="5" svg:x="4.924cm" svg:y="2.54cm"/>
          <draw:glue-point draw:id="6" svg:x="5cm" svg:y="0.303cm"/>
          <text:p text:style-name="P1"><text:span text:style-name="T1">232</text:span><text:span text:style-name="T4">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.892cm" svg:y1="15.67cm" svg:x2="14.307cm" svg:y2="15.671cm" draw:start-shape="id1" draw:start-glue-point="6" draw:end-shape="id2" draw:end-glue-point="3" svg:d="m8892 15670h2708v1h2707" svg:viewBox="0 0 5416 2">
          <text:p/>
        </draw:connector>
        <draw:connector draw:style-name="gr4" draw:text-style-name="P3" draw:layer="layout" svg:x1="15.137cm" svg:y1="4.667cm" svg:x2="11.306cm" svg:y2="13.13cm" draw:start-shape="id3" draw:start-glue-point="3" draw:end-shape="id4" draw:end-glue-point="6" svg:d="m15137 4667h-1928v8463h-1903" svg:viewBox="0 0 3832 8464">
          <text:p/>
        </draw:connector>
        <draw:custom-shape draw:style-name="gr1" draw:text-style-name="P1" xml:id="id3" draw:id="id3" draw:layer="layout" svg:width="5.059cm" svg:height="1.651cm" svg:x="15.137cm" svg:y="3.842cm">
          <text:p text:style-name="P1"><text:span text:style-name="T1">210</text:span><text:span text:style-name="T2"> </text:span></text:p>
          <text:p text:style-name="P1"><text:span text:style-name="T2">BINOCULAR INFRARED</text:span></text:p>
          <text:p text:style-name="P1"><text:span text:style-name="T2">POSITION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2.077cm" svg:height="1.559cm" svg:x="12.966cm" svg:y="3.178cm">
          <draw:text-box>
            <text:p text:style-name="P1"><text:span text:style-name="T1">270</text:span></text:p>
            <text:p text:style-name="P1"><text:span text:style-name="T4">binocular</text:span></text:p>
            <text:p text:style-name="P1"><text:span text:style-name="T4">data</text:span></text:p>
          </draw:text-box>
        </draw:frame>
        <draw:frame draw:style-name="gr6" draw:text-style-name="P5" draw:layer="layout" svg:width="2.355cm" svg:height="1.199cm" svg:x="11.491cm" svg:y="15.587cm">
          <draw:text-box>
            <text:p text:style-name="P4"><text:span text:style-name="T5">140</text:span></text:p>
            <text:p text:style-name="P4"><text:span text:style-name="T6">field cmd</text:span></text:p>
          </draw:text-box>
        </draw:frame>
        <draw:connector draw:style-name="gr4" draw:text-style-name="P3" draw:layer="layout" draw:type="curve" svg:x1="23.287cm" svg:y1="14.776cm" svg:x2="22.44cm" svg:y2="10.303cm" draw:start-shape="id5" draw:start-glue-point="0" draw:end-shape="id6" draw:end-glue-point="2" svg:d="m23287 14776c0-3355-847-1119-847-4473" svg:viewBox="0 0 848 4474">
          <text:p/>
        </draw:connector>
        <draw:custom-shape draw:style-name="gr7" draw:text-style-name="P1" xml:id="id7" draw:id="id7" draw:layer="layout" svg:width="4.322cm" svg:height="1.27cm" svg:x="20.279cm" svg:y="7.75cm">
          <text:p text:style-name="P1"><text:span text:style-name="T1">282</text:span></text:p>
          <text:p text:style-name="P1"><text:span text:style-name="T2">USER FI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" draw:id="id6" draw:layer="layout" svg:width="4.332cm" svg:height="1.27cm" svg:x="20.274cm" svg:y="9.033cm">
          <text:p text:style-name="P1"><text:span text:style-name="T1">290</text:span></text:p>
          <text:p text:style-name="P1"><text:span text:style-name="T2">PERMANENT MAG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5.569cm" svg:height="0.871cm" svg:x="17.502cm" svg:y="10.679cm">
          <draw:text-box>
            <text:p text:style-name="P1"><text:span text:style-name="T1">260</text:span><text:span text:style-name="T4"> applied magnetic field</text:span></text:p>
          </draw:text-box>
        </draw:frame>
        <draw:connector draw:style-name="gr4" draw:text-style-name="P3" draw:layer="layout" draw:type="curve" svg:x1="22.44cm" svg:y1="7.75cm" svg:x2="17.666cm" svg:y2="5.493cm" draw:start-shape="id7" draw:start-glue-point="0" draw:end-shape="id3" draw:end-glue-point="2" svg:d="m22440 7750c0-1674-4774-546-4774-2257" svg:viewBox="0 0 4775 2258">
          <text:p/>
        </draw:connector>
        <draw:frame draw:style-name="gr9" draw:text-style-name="P1" draw:layer="layout" svg:width="4.254cm" svg:height="0.998cm" svg:x="16.45cm" svg:y="6.625cm">
          <draw:text-box>
            <text:p text:style-name="P1"><text:span text:style-name="T1">240</text:span><text:span text:style-name="T4"> sensed position</text:span></text:p>
          </draw:text-box>
        </draw:frame>
        <draw:polygon draw:style-name="gr10" draw:text-style-name="P1" draw:layer="layout" svg:width="23.24cm" svg:height="15.874cm" svg:x="2.416cm" svg:y="2.416cm" svg:viewBox="0 0 23241 15875" draw:points="0,0 0,15748 23241,15875 23214,9552 11657,9552 11657,3710 19431,3683 19431,0">
          <text:p text:style-name="P1"><text:span text:style-name="T4">200 HAPTIC FEEDBACK SYSTEM</text:span></text:p>
        </draw:polygon>
        <draw:custom-shape draw:style-name="gr11" draw:text-style-name="P1" xml:id="id2" draw:id="id2" draw:layer="layout" svg:width="2.268cm" svg:height="1.651cm" svg:x="14.307cm" svg:y="14.846cm">
          <draw:glue-point draw:id="4" svg:x="-4.792cm" svg:y="-1.708cm"/>
          <draw:glue-point draw:id="5" svg:x="-4.792cm" svg:y="2.907cm"/>
          <text:p text:style-name="P1"><text:span text:style-name="T1">252</text:span></text:p>
          <text:p text:style-name="P1"><text:span text:style-name="T4">micro</text:span></text:p>
          <text:p text:style-name="P1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8" draw:id="id8" draw:layer="layout" svg:width="1.907cm" svg:height="1.651cm" svg:x="17.208cm" svg:y="14.847cm">
          <draw:glue-point draw:id="4" svg:x="4.924cm" svg:y="-2.145cm"/>
          <draw:glue-point draw:id="5" svg:x="4.924cm" svg:y="2.54cm"/>
          <text:p text:style-name="P1"><text:span text:style-name="T1">254</text:span></text:p>
          <text:p text:style-name="P1"><text:span text:style-name="T4">magnet</text:span></text:p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9" draw:id="id9" draw:layer="layout" svg:width="2.159cm" svg:height="1.021cm" svg:x="19.588cm" svg:y="14.8cm">
          <text:p text:style-name="P1"><text:span text:style-name="T1">256</text:span></text:p>
          <text:p text:style-name="P1"><text:span text:style-name="T4">cur. 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5" draw:id="id5" draw:layer="layout" svg:width="2.228cm" svg:height="1.651cm" svg:x="22.173cm" svg:y="14.776cm">
          <draw:glue-point draw:id="4" svg:x="4.924cm" svg:y="-2.145cm"/>
          <draw:glue-point draw:id="5" svg:x="4.924cm" svg:y="2.54cm"/>
          <draw:glue-point draw:id="6" svg:x="-5.058cm" svg:y="2.895cm"/>
          <draw:glue-point draw:id="7" svg:x="-5.058cm" svg:y="-1.72cm"/>
          <text:p text:style-name="P1"><text:span text:style-name="T1">258</text:span></text:p>
          <text:p text:style-name="P1"><text:span text:style-name="T4">electro-</text:span></text:p>
          <text:p text:style-name="P1"><text:span text:style-name="T4">mag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575cm" svg:y1="15.671cm" svg:x2="17.208cm" svg:y2="15.672cm" draw:start-shape="id2" draw:start-glue-point="1" draw:end-shape="id8" draw:end-glue-point="3" svg:d="m16575 15671h316v1h317" svg:viewBox="0 0 634 2">
          <text:p/>
        </draw:connector>
        <draw:connector draw:style-name="gr12" draw:text-style-name="P4" draw:layer="layout" svg:x1="19.1cm" svg:y1="15.318cm" svg:x2="19.588cm" svg:y2="15.31cm" draw:start-shape="id8" draw:start-glue-point="4" draw:end-shape="id9" draw:end-glue-point="3" svg:d="m19100 15318h251v-8h237" svg:viewBox="0 0 489 9">
          <text:p/>
        </draw:connector>
        <draw:connector draw:style-name="gr12" draw:text-style-name="P4" draw:layer="layout" svg:x1="21.747cm" svg:y1="15.31cm" svg:x2="22.173cm" svg:y2="15.318cm" draw:start-shape="id9" draw:start-glue-point="1" draw:end-shape="id5" draw:end-glue-point="7" svg:d="m21747 15310h213v8h213" svg:viewBox="0 0 427 9">
          <text:p/>
        </draw:connector>
        <draw:connector draw:style-name="gr12" draw:text-style-name="P4" draw:layer="layout" svg:x1="19.1cm" svg:y1="16.091cm" svg:x2="22.173cm" svg:y2="16.078cm" draw:start-shape="id8" draw:start-glue-point="5" draw:end-shape="id5" draw:end-glue-point="6" svg:d="m19100 16091h1544v-13h1529" svg:viewBox="0 0 3074 14">
          <text:p/>
        </draw:connector>
        <draw:connector draw:style-name="gr4" draw:text-style-name="P4" draw:layer="layout" draw:line-skew="-0.294cm" svg:x1="20.667cm" svg:y1="14.8cm" svg:x2="15.441cm" svg:y2="14.846cm" draw:start-shape="id9" draw:start-glue-point="0" draw:end-shape="id2" draw:end-glue-point="0" svg:d="m20667 14800v-808h-5226v854" svg:viewBox="0 0 5227 855">
          <text:p/>
        </draw:connector>
        <draw:custom-shape draw:style-name="gr11" draw:text-style-name="P1" xml:id="id4" draw:id="id4" draw:layer="layout" svg:width="1.27cm" svg:height="1.524cm" svg:x="10.036cm" svg:y="12.322cm">
          <draw:glue-point draw:id="4" svg:x="4.924cm" svg:y="-2.145cm"/>
          <draw:glue-point draw:id="5" svg:x="4.924cm" svg:y="2.54cm"/>
          <draw:glue-point draw:id="6" svg:x="5cm" svg:y="0.303cm"/>
          <text:p text:style-name="P1"><text:span text:style-name="T1">231</text:span></text:p>
          <text:p text:style-name="P1"><text:span text:style-name="T4">sensor</text:span></text:p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4.191cm" svg:height="4.953cm" svg:x="4.956cm" svg:y="11.687cm">
          <draw:glue-point draw:id="4" svg:x="4.924cm" svg:y="-2.145cm"/>
          <draw:glue-point draw:id="5" svg:x="4.924cm" svg:y="2.54cm"/>
          <draw:glue-point draw:id="6" svg:x="5cm" svg:y="0.303cm"/>
          <text:p text:style-name="P1"><text:span text:style-name="T1">235</text:span></text:p>
          <text:p text:style-name="P1"><text:span text:style-name="T4">virtual wor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651cm" svg:height="1.524cm" svg:x="5.21cm" svg:y="13.084cm">
          <draw:glue-point draw:id="4" svg:x="4.924cm" svg:y="-2.145cm"/>
          <draw:glue-point draw:id="5" svg:x="4.924cm" svg:y="2.54cm"/>
          <draw:glue-point draw:id="6" svg:x="5cm" svg:y="0.303cm"/>
          <text:p text:style-name="P1"><text:span text:style-name="T1">236</text:span></text:p>
          <text:p text:style-name="P1"><text:span text:style-name="T4">virtual</text:span></text:p>
          <text:p text:style-name="P1"><text:span text:style-name="T4">object(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0" draw:id="id10" draw:layer="layout" svg:width="1.27cm" svg:height="1.524cm" svg:x="7.242cm" svg:y="13.084cm">
          <draw:glue-point draw:id="4" svg:x="4.924cm" svg:y="-2.145cm"/>
          <draw:glue-point draw:id="5" svg:x="4.924cm" svg:y="2.54cm"/>
          <draw:glue-point draw:id="6" svg:x="5cm" svg:y="0.303cm"/>
          <text:p text:style-name="P1"><text:span text:style-name="T1">237</text:span></text:p>
          <text:p text:style-name="P1"><text:span text:style-name="T4">virtual</text:span></text:p>
          <text:p text:style-name="P1"><text:span text:style-name="T4">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" draw:id="id1" draw:layer="layout" svg:width="3.683cm" svg:height="1.524cm" svg:x="5.21cm" svg:y="14.862cm">
          <draw:glue-point draw:id="4" svg:x="4.924cm" svg:y="-2.145cm"/>
          <draw:glue-point draw:id="5" svg:x="4.924cm" svg:y="2.54cm"/>
          <draw:glue-point draw:id="6" svg:x="5cm" svg:y="0.303cm"/>
          <text:p text:style-name="P1"><text:span text:style-name="T1">238</text:span></text:p>
          <text:p text:style-name="P1"><text:span text:style-name="T4">collision 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1.651cm" svg:height="1.524cm" svg:x="7.723cm" svg:y="9.855cm">
          <draw:glue-point draw:id="4" svg:x="4.924cm" svg:y="-2.145cm"/>
          <draw:glue-point draw:id="5" svg:x="4.924cm" svg:y="2.54cm"/>
          <draw:glue-point draw:id="6" svg:x="5cm" svg:y="0.303cm"/>
          <text:p text:style-name="P1"><text:span text:style-name="T1">239</text:span></text:p>
          <text:p text:style-name="P1"><text:span text:style-name="T4">display</text:span></text:p>
          <text:p text:style-name="P1"><text:span text:style-name="T4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3.916cm" svg:height="1.27cm" svg:x="6.6cm" svg:y="4.092cm">
          <text:p text:style-name="P1"><text:span text:style-name="T1">220</text:span><text:span text:style-name="T2"> </text:span></text:p>
          <text:p text:style-name="P1"><text:span text:style-name="T2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036cm" svg:y1="13.084cm" svg:x2="8.512cm" svg:y2="13.892cm" draw:start-shape="id4" draw:start-glue-point="3" draw:end-shape="id10" draw:end-glue-point="6" svg:d="m10036 13084h-762v808h-762" svg:viewBox="0 0 1525 809">
          <text:p/>
        </draw:connector>
        <draw:connector draw:style-name="gr4" draw:text-style-name="P4" draw:layer="layout" svg:x1="7.051cm" svg:y1="11.687cm" svg:x2="7.723cm" svg:y2="10.617cm" draw:start-shape="id11" draw:start-glue-point="0" draw:end-shape="id12" draw:end-glue-point="3" svg:d="m7051 11687v-1070h672" svg:viewBox="0 0 673 1071">
          <text:p/>
        </draw:connector>
        <draw:connector draw:style-name="gr4" draw:text-style-name="P4" draw:layer="layout" svg:x1="8.548cm" svg:y1="9.855cm" svg:x2="8.558cm" svg:y2="5.362cm" draw:start-shape="id12" draw:start-glue-point="0" draw:end-shape="id13" draw:end-glue-point="2" svg:d="m8548 9855v-2234h10v-2259" svg:viewBox="0 0 11 44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1:03:42.136000000</meta:creation-date>
    <dc:date>2014-07-07T16:35:24.051000000</dc:date>
    <meta:editing-duration>P1DT5H48M49S</meta:editing-duration>
    <meta:editing-cycles>20</meta:editing-cycles>
    <meta:generator>LibreOffice/4.1.4.2$Windows_x86 LibreOffice_project/0a0440ccc0227ad9829de5f46be37cfb6edcf72</meta:generator>
    <meta:print-date>2014-07-07T13:26:01.961000000</meta:print-date>
    <meta:document-statistic meta:object-count="35"/>
  </office:meta>
</office:document-meta>
</file>